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01cm">
          <draw:text-box>
            <text:p text:style-name="P1"><text:span text:style-name="T1">Holy Gospel</text:span></text:p>
            <text:p text:style-name="P1"><text:span text:style-name="T2">Matthew 25:14–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087cm" svg:height="5.226cm" svg:x="1.821cm" svg:y="0.87cm">
          <draw:text-box>
            <text:p text:style-name="P4"><text:span text:style-name="T3">14</text:span><text:span text:style-name="T4">“For it will be like a man going on a journey, who called his servants and entrusted to them his proper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49cm" svg:height="4.826cm" svg:x="1.567cm" svg:y="0.762cm">
          <draw:text-box>
            <text:p text:style-name="P4"><text:span text:style-name="T3">15</text:span><text:span text:style-name="T4">To one he gave five talents, to another two, to another one, to each according to his ability. Then he went awa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4.13cm" svg:height="6.263cm" svg:x="1.778cm" svg:y="1.016cm">
          <draw:text-box>
            <text:p text:style-name="P4"><text:span text:style-name="T3">16</text:span><text:span text:style-name="T4">He who had received the five talents went at once and traded with them, and he made five talents more. </text:span><text:span text:style-name="T3">17</text:span><text:span text:style-name="T4">So also he who had the two talents made two talents mo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4.384cm" svg:height="7.766cm" svg:x="1.778cm" svg:y="1.016cm">
          <draw:text-box>
            <text:p text:style-name="P4"><text:span text:style-name="T3">18</text:span><text:span text:style-name="T4">But he who had received the one talent went and dug in the ground and hid his master’s money. </text:span><text:span text:style-name="T3">19</text:span><text:span text:style-name="T4">Now after a long time the master of those servants came and settled accounts with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5" draw:layer="layout" svg:width="24.892cm" svg:height="6.263cm" svg:x="1.778cm" svg:y="0.849cm">
          <draw:text-box>
            <text:p text:style-name="P4"><text:span text:style-name="T3">20</text:span><text:span text:style-name="T4">And he who had received the five talents came forward, bringing five talents more, saying, ‘Master, you delivered to me five talents; here I have made five talents more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5" draw:layer="layout" svg:width="24.13cm" svg:height="6.263cm" svg:x="1.778cm" svg:y="1.016cm">
          <draw:text-box>
            <text:p text:style-name="P4"><text:span text:style-name="T3">21</text:span><text:span text:style-name="T4">His master said to him, ‘Well done, good and faithful servant. You have been faithful over a little; I will set you over much. Enter into the joy of your master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5" draw:layer="layout" svg:width="24.13cm" svg:height="6.858cm" svg:x="2.032cm" svg:y="0.762cm">
          <draw:text-box>
            <text:p text:style-name="P4"><text:span text:style-name="T3">22</text:span><text:span text:style-name="T4">And he also who had the two talents came forward, saying, ‘Master, you delivered to me two talents; here I have made two talents more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5" draw:layer="layout" svg:width="24.384cm" svg:height="6.263cm" svg:x="1.778cm" svg:y="1.016cm">
          <draw:text-box>
            <text:p text:style-name="P4"><text:span text:style-name="T3">23</text:span><text:span text:style-name="T4">His master said to him, ‘Well done, good and faithful servant. </text:span><text:span text:style-name="T5">You have been faithful over a little; I will set you over much. Enter into the joy of your master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5" draw:text-style-name="P6" draw:layer="layout" svg:width="24.776cm" svg:height="6.263cm" svg:x="1.386cm" svg:y="0.969cm">
          <draw:text-box>
            <text:p text:style-name="P4"><text:span text:style-name="T3">24</text:span><text:span text:style-name="T4">He also who had received the one talent came forward, saying, ‘Master, I knew you to be a hard man, reaping where you did not sow, and gathering where you scattered no seed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8" draw:text-style-name="P5" draw:layer="layout" svg:width="24.638cm" svg:height="4.993cm" svg:x="1.524cm" svg:y="0.849cm">
          <draw:text-box>
            <text:p text:style-name="P4"><text:span text:style-name="T4"><text:s/></text:span><text:span text:style-name="T3">25</text:span><text:span text:style-name="T4">so I was afraid, and I went and hid your talent in the ground. Here you have what is yours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5" draw:text-style-name="P5" draw:layer="layout" svg:width="24.892cm" svg:height="6.263cm" svg:x="1.524cm" svg:y="1.016cm">
          <draw:text-box>
            <text:p text:style-name="P4"><text:span text:style-name="T3">26</text:span><text:span text:style-name="T4">But his master answered him, ‘You wicked and slothful servant! You knew that I reap where I have not sowed and gather where I scattered no se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draw:frame draw:style-name="gr9" draw:text-style-name="P5" draw:layer="layout" svg:width="24.892cm" svg:height="5.08cm" svg:x="1.524cm" svg:y="1.016cm">
          <draw:text-box>
            <text:p text:style-name="P4"><text:span text:style-name="T3">27</text:span><text:span text:style-name="T4">Then you ought to have invested my money with the bankers, and at my coming I should have received what was my own with interes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ymn_25_20template" presentation:presentation-page-layout-name="AL1T0">
        <draw:frame draw:style-name="gr6" draw:text-style-name="P5" draw:layer="layout" svg:width="24.638cm" svg:height="7.766cm" svg:x="1.778cm" svg:y="1.016cm">
          <draw:text-box>
            <text:p text:style-name="P4"><text:span text:style-name="T3">28</text:span><text:span text:style-name="T4">So take the talent from him and give it to him who has the ten talents. </text:span><text:span text:style-name="T3">29</text:span><text:span text:style-name="T4">For to everyone who has will more be given, and he will have an abunda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ymn_25_20template" presentation:presentation-page-layout-name="AL1T0">
        <draw:frame draw:style-name="gr5" draw:text-style-name="P5" draw:layer="layout" svg:width="24.892cm" svg:height="6.263cm" svg:x="1.524cm" svg:y="0.849cm">
          <draw:text-box>
            <text:p text:style-name="P4"><text:span text:style-name="T4">But from the one who has not, even what he has will be taken away. </text:span><text:span text:style-name="T3">30</text:span><text:span text:style-name="T4">And cast the worthless servant into the outer darkness. In that place there will be weeping and gnashing of teeth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53:27.264000000</meta:creation-date>
    <dc:title>Hymn template</dc:title>
    <meta:editing-duration>PT16M54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16T19:42:35.597000000</dc:date>
    <meta:document-statistic meta:object-count="66"/>
    <meta:template xlink:type="simple" xlink:actuate="onRequest" xlink:title="Hymn template" xlink:href="../../AppData/Roaming/LibreOffice/4/user/template/Worship%20Templsates/Hymn%20template.otp" meta:date="2014-11-15T13:53:26.936000000"/>
  </office:meta>
</office:document-meta>
</file>